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TABLE Authors (</text:p>
      <text:p text:style-name="Standard"><text:s text:c="4"/>-&gt; <text:s text:c="4"/>AuthorID INT PRIMARY KEY AUTO_INCREMENT,</text:p>
      <text:p text:style-name="Standard"><text:s text:c="4"/>-&gt; <text:s text:c="4"/>Name VARCHAR(255) NOT NULL UNIQUE,</text:p>
      <text:p text:style-name="Standard"><text:s text:c="4"/>-&gt; <text:s text:c="4"/>BirthYear INT,</text:p>
      <text:p text:style-name="Standard"><text:s text:c="4"/>-&gt; <text:s text:c="4"/>Nationality VARCHAR(100)</text:p>
      <text:p text:style-name="Standard"><text:s text:c="4"/>-&gt; );</text:p>
      <text:p text:style-name="Standard">Query OK, 0 rows affected (0.18 sec)</text:p>
      <text:p text:style-name="Standard"/>
      <text:p text:style-name="Standard">mysql&gt; CREATE TABLE Categories (</text:p>
      <text:p text:style-name="Standard"><text:s text:c="4"/>-&gt; <text:s text:c="4"/>CategoryID INT PRIMARY KEY AUTO_INCREMENT,</text:p>
      <text:p text:style-name="Standard"><text:s text:c="4"/>-&gt; <text:s text:c="4"/>CategoryName VARCHAR(100) NOT NULL</text:p>
      <text:p text:style-name="Standard"><text:s text:c="4"/>-&gt; );</text:p>
      <text:p text:style-name="Standard">Query OK, 0 rows affected (0.24 sec)</text:p>
      <text:p text:style-name="Standard"/>
      <text:p text:style-name="Standard">mysql&gt; CREATE TABLE Books (</text:p>
      <text:p text:style-name="Standard"><text:s text:c="4"/>-&gt; <text:s text:c="4"/>BookID INT PRIMARY KEY AUTO_INCREMENT,</text:p>
      <text:p text:style-name="Standard"><text:s text:c="4"/>-&gt; <text:s text:c="4"/>Title VARCHAR(255) NOT NULL,</text:p>
      <text:p text:style-name="Standard"><text:s text:c="4"/>-&gt; <text:s text:c="4"/>AuthorID INT,</text:p>
      <text:p text:style-name="Standard"><text:s text:c="4"/>-&gt; <text:s text:c="4"/>CategoryID INT,</text:p>
      <text:p text:style-name="Standard"><text:s text:c="4"/>-&gt; <text:s text:c="4"/>PublishedYear INT,</text:p>
      <text:p text:style-name="Standard"><text:s text:c="4"/>-&gt; <text:s text:c="4"/>Price DECIMAL(10, 2),</text:p>
      <text:p text:style-name="Standard"><text:s text:c="4"/>-&gt; <text:s text:c="4"/>FOREIGN KEY (AuthorID) REFERENCES Authors(AuthorID),</text:p>
      <text:p text:style-name="Standard"><text:s text:c="4"/>-&gt; <text:s text:c="4"/>FOREIGN KEY (CategoryID) REFERENCES Categories(CategoryID)</text:p>
      <text:p text:style-name="Standard"><text:s text:c="4"/>-&gt; );</text:p>
      <text:p text:style-name="Standard">Query OK, 0 rows affected (0.36 sec)</text:p>
      <text:p text:style-name="Standard"/>
      <text:p text:style-name="Standard">mysql&gt; INSERT INTO Authors (Name, BirthYear, Nationality) VALUES </text:p>
      <text:p text:style-name="Standard"><text:s text:c="4"/>-&gt; ('F. Scott Fitzgerald', 1896, 'American'),</text:p>
      <text:p text:style-name="Standard"><text:s text:c="4"/>-&gt; ('Harper Lee', 1926, 'American'),</text:p>
      <text:p text:style-name="Standard"><text:s text:c="4"/>-&gt; ('George Orwell', 1903, 'British'),</text:p>
      <text:p text:style-name="Standard"><text:s text:c="4"/>-&gt; ('Herman Melville', 1819, 'American'),</text:p>
      <text:p text:style-name="Standard"><text:s text:c="4"/>-&gt; ('Jane Austen', 1775, 'British'),</text:p>
      <text:p text:style-name="Standard"><text:s text:c="4"/>-&gt; ('J.D. Salinger', 1919, 'American'),</text:p>
      <text:p text:style-name="Standard"><text:s text:c="4"/>-&gt; ('J.R.R. Tolkien', 1892, 'British'),</text:p>
      <text:p text:style-name="Standard"><text:s text:c="4"/>-&gt; ('Aldous Huxley', 1894, 'British'),</text:p>
      <text:p text:style-name="Standard"><text:s text:c="4"/>-&gt; ('Fyodor Dostoevsky', 1821, 'Russian'),</text:p>
      <text:p text:style-name="Standard"><text:s text:c="4"/>-&gt; ('Leo Tolstoy', 1828, 'Russian');</text:p>
      <text:p text:style-name="Standard">Query OK, 10 rows affected (0.03 sec)</text:p>
      <text:p text:style-name="Standard">Records: 10 <text:s/>Duplicates: 0 <text:s/>Warnings: 0</text:p>
      <text:p text:style-name="Standard"/>
      <text:p text:style-name="Standard">mysql&gt; INSERT INTO Categories (CategoryName) VALUES </text:p>
      <text:p text:style-name="Standard"><text:s text:c="4"/>-&gt; ('Fiction'),</text:p>
      <text:p text:style-name="Standard"><text:s text:c="4"/>-&gt; ('Non-Fiction'),</text:p>
      <text:p text:style-name="Standard"><text:s text:c="4"/>-&gt; ('Dystopian'),</text:p>
      <text:p text:style-name="Standard"><text:s text:c="4"/>-&gt; ('Adventure'),</text:p>
      <text:p text:style-name="Standard"><text:s text:c="4"/>-&gt; ('Romance'),</text:p>
      <text:p text:style-name="Standard"><text:s text:c="4"/>-&gt; ('Fantasy'),</text:p>
      <text:p text:style-name="Standard"><text:s text:c="4"/>-&gt; ('Science Fiction'),</text:p>
      <text:p text:style-name="Standard"><text:s text:c="4"/>-&gt; ('Philosophical'),</text:p>
      <text:p text:style-name="Standard"><text:soft-page-break/><text:s text:c="4"/>-&gt; ('Historical'),</text:p>
      <text:p text:style-name="Standard"><text:s text:c="4"/>-&gt; ('Biography');</text:p>
      <text:p text:style-name="Standard">Query OK, 10 rows affected (0.03 sec)</text:p>
      <text:p text:style-name="Standard">Records: 10 <text:s/>Duplicates: 0 <text:s/>Warnings: 0</text:p>
      <text:p text:style-name="Standard"/>
      <text:p text:style-name="Standard">mysql&gt; INSERT INTO Books (Title, AuthorID, CategoryID, PublishedYear, Price) VALUES </text:p>
      <text:p text:style-name="Standard"><text:s text:c="4"/>-&gt; ('The Great Gatsby', 1, 1, 1925, 10.99),</text:p>
      <text:p text:style-name="Standard"><text:s text:c="4"/>-&gt; ('To Kill a Mockingbird', 2, 1, 1960, 7.99),</text:p>
      <text:p text:style-name="Standard"><text:s text:c="4"/>-&gt; ('1984', 3, 3, 1949, 8.99),</text:p>
      <text:p text:style-name="Standard"><text:s text:c="4"/>-&gt; ('Moby Dick', 4, 4, 1851, 12.99),</text:p>
      <text:p text:style-name="Standard"><text:s text:c="4"/>-&gt; ('Pride and Prejudice', 5, 5, 1813, 6.99),</text:p>
      <text:p text:style-name="Standard"><text:s text:c="4"/>-&gt; ('The Catcher in the Rye', 6, 1, 1951, 9.99),</text:p>
      <text:p text:style-name="Standard"><text:s text:c="4"/>-&gt; ('The Hobbit', 7, 6, 1937, 15.99),</text:p>
      <text:p text:style-name="Standard"><text:s text:c="4"/>-&gt; ('Brave New World', 8, 3, 1932, 11.99),</text:p>
      <text:p text:style-name="Standard"><text:s text:c="4"/>-&gt; ('Crime and Punishment', 9, 8, 1867, 13.99),</text:p>
      <text:p text:style-name="Standard"><text:s text:c="4"/>-&gt; ('War and Peace', 10, 9, 1869, 14.99);</text:p>
      <text:p text:style-name="Standard">Query OK, 10 rows affected (0.08 sec)</text:p>
      <text:p text:style-name="Standard">Records: 10 <text:s/>Duplicates: 0 <text:s/>Warnings: 0</text:p>
      <text:p text:style-name="Standard"/>
      <text:p text:style-name="Standard">mysql&gt; CREATE VIEW BookDetails AS</text:p>
      <text:p text:style-name="Standard"><text:s text:c="4"/>-&gt; SELECT b.BookID, b.Title, a.Name AS AuthorName, c.CategoryName, b.PublishedYear, b.Price</text:p>
      <text:p text:style-name="Standard"><text:s text:c="4"/>-&gt; FROM Books b</text:p>
      <text:p text:style-name="Standard"><text:s text:c="4"/>-&gt; JOIN Authors a ON b.AuthorID = a.AuthorID</text:p>
      <text:p text:style-name="Standard"><text:s text:c="4"/>-&gt; JOIN Categories c ON b.CategoryID = c.CategoryID;</text:p>
      <text:p text:style-name="Standard">Query OK, 0 rows affected (0.04 sec)</text:p>
      <text:p text:style-name="Standard"/>
      <text:p text:style-name="Standard">mysql&gt; SELECT * FROM Authors;</text:p>
      <text:p text:style-name="Standard">+----------+---------------------+-----------+-------------+</text:p>
      <text:p text:style-name="Standard">| AuthorID | Name <text:s text:c="15"/>| BirthYear | Nationality |</text:p>
      <text:p text:style-name="Standard">+----------+---------------------+-----------+-------------+</text:p>
      <text:p text:style-name="Standard">| <text:s text:c="7"/>1 | F. Scott Fitzgerald | <text:s text:c="5"/>1896 | American <text:s text:c="3"/>|</text:p>
      <text:p text:style-name="Standard">| <text:s text:c="7"/>2 | Harper Lee <text:s text:c="9"/>| <text:s text:c="5"/>1926 | American <text:s text:c="3"/>|</text:p>
      <text:p text:style-name="Standard">| <text:s text:c="7"/>3 | George Orwell <text:s text:c="6"/>| <text:s text:c="5"/>1903 | British <text:s text:c="4"/>|</text:p>
      <text:p text:style-name="Standard">| <text:s text:c="7"/>4 | Herman Melville <text:s text:c="4"/>| <text:s text:c="5"/>1819 | American <text:s text:c="3"/>|</text:p>
      <text:p text:style-name="Standard">| <text:s text:c="7"/>5 | Jane Austen <text:s text:c="8"/>| <text:s text:c="5"/>1775 | British <text:s text:c="4"/>|</text:p>
      <text:p text:style-name="Standard">| <text:s text:c="7"/>6 | J.D. Salinger <text:s text:c="6"/>| <text:s text:c="5"/>1919 | American <text:s text:c="3"/>|</text:p>
      <text:p text:style-name="Standard">| <text:s text:c="7"/>7 | J.R.R. Tolkien <text:s text:c="5"/>| <text:s text:c="5"/>1892 | British <text:s text:c="4"/>|</text:p>
      <text:p text:style-name="Standard">| <text:s text:c="7"/>8 | Aldous Huxley <text:s text:c="6"/>| <text:s text:c="5"/>1894 | British <text:s text:c="4"/>|</text:p>
      <text:p text:style-name="Standard">| <text:s text:c="7"/>9 | Fyodor Dostoevsky <text:s text:c="2"/>| <text:s text:c="5"/>1821 | Russian <text:s text:c="4"/>|</text:p>
      <text:p text:style-name="Standard">| <text:s text:c="6"/>10 | Leo Tolstoy <text:s text:c="8"/>| <text:s text:c="5"/>1828 | Russian <text:s text:c="4"/>|</text:p>
      <text:p text:style-name="Standard">+----------+---------------------+-----------+-------------+</text:p>
      <text:p text:style-name="Standard">10 rows in set (0.00 sec)</text:p>
      <text:p text:style-name="Standard"/>
      <text:p text:style-name="Standard">mysql&gt; SELECT * FROM Categories;</text:p>
      <text:p text:style-name="Standard">+------------+-----------------+</text:p>
      <text:p text:style-name="Standard">| CategoryID | CategoryName <text:s text:c="3"/>|</text:p>
      <text:p text:style-name="Standard">+------------+-----------------+</text:p>
      <text:p text:style-name="Standard">| <text:s text:c="9"/>1 | Fiction <text:s text:c="8"/>|</text:p>
      <text:p text:style-name="Standard">| <text:s text:c="9"/>2 | Non-Fiction <text:s text:c="4"/>|</text:p>
      <text:p text:style-name="Standard"><text:soft-page-break/>| <text:s text:c="9"/>3 | Dystopian <text:s text:c="6"/>|</text:p>
      <text:p text:style-name="Standard">| <text:s text:c="9"/>4 | Adventure <text:s text:c="6"/>|</text:p>
      <text:p text:style-name="Standard">| <text:s text:c="9"/>5 | Romance <text:s text:c="8"/>|</text:p>
      <text:p text:style-name="Standard">| <text:s text:c="9"/>6 | Fantasy <text:s text:c="8"/>|</text:p>
      <text:p text:style-name="Standard">| <text:s text:c="9"/>7 | Science Fiction |</text:p>
      <text:p text:style-name="Standard">| <text:s text:c="9"/>8 | Philosophical <text:s text:c="2"/>|</text:p>
      <text:p text:style-name="Standard">| <text:s text:c="9"/>9 | Historical <text:s text:c="5"/>|</text:p>
      <text:p text:style-name="Standard">| <text:s text:c="8"/>10 | Biography <text:s text:c="6"/>|</text:p>
      <text:p text:style-name="Standard">+------------+-----------------+</text:p>
      <text:p text:style-name="Standard">10 rows in set (0.00 sec)</text:p>
      <text:p text:style-name="Standard"/>
      <text:p text:style-name="Standard">mysql&gt; SELECT * FROM BookDetails;</text:p>
      <text:p text:style-name="Standard">+--------+------------------------+---------------------+---------------+---------------+-------+</text:p>
      <text:p text:style-name="Standard">| BookID | Title <text:s text:c="17"/>| AuthorName <text:s text:c="9"/>| CategoryName <text:s/>| PublishedYear | Price |</text:p>
      <text:p text:style-name="Standard">+--------+------------------------+---------------------+---------------+---------------+-------+</text:p>
      <text:p text:style-name="Standard">| <text:s text:c="5"/>1 | The Great Gatsby <text:s text:c="6"/>| F. Scott Fitzgerald | Fiction <text:s text:c="6"/>| <text:s text:c="9"/>1925 | 10.99 |</text:p>
      <text:p text:style-name="Standard">| <text:s text:c="5"/>2 | To Kill a Mockingbird <text:s/>| Harper Lee <text:s text:c="9"/>| Fiction <text:s text:c="6"/>| <text:s text:c="9"/>1960 | <text:s/>7.99 |</text:p>
      <text:p text:style-name="Standard">| <text:s text:c="5"/>3 | 1984 <text:s text:c="18"/>| George Orwell <text:s text:c="6"/>| Dystopian <text:s text:c="4"/>| <text:s text:c="9"/>1949 | <text:s/>8.99 |</text:p>
      <text:p text:style-name="Standard">| <text:s text:c="5"/>4 | Moby Dick <text:s text:c="13"/>| Herman Melville <text:s text:c="4"/>| Adventure <text:s text:c="4"/>| <text:s text:c="9"/>1851 | 12.99 |</text:p>
      <text:p text:style-name="Standard">| <text:s text:c="5"/>5 | Pride and Prejudice <text:s text:c="3"/>| Jane Austen <text:s text:c="8"/>| Romance <text:s text:c="6"/>| <text:s text:c="9"/>1813 | <text:s/>6.99 |</text:p>
      <text:p text:style-name="Standard">| <text:s text:c="5"/>6 | The Catcher in the Rye | J.D. Salinger <text:s text:c="6"/>| Fiction <text:s text:c="6"/>| <text:s text:c="9"/>1951 | <text:s/>9.99 |</text:p>
      <text:p text:style-name="Standard">| <text:s text:c="5"/>7 | The Hobbit <text:s text:c="12"/>| J.R.R. Tolkien <text:s text:c="5"/>| Fantasy <text:s text:c="6"/>| <text:s text:c="9"/>1937 | 15.99 |</text:p>
      <text:p text:style-name="Standard">| <text:s text:c="5"/>8 | Brave New World <text:s text:c="7"/>| Aldous Huxley <text:s text:c="6"/>| Dystopian <text:s text:c="4"/>| <text:s text:c="9"/>1932 | 11.99 |</text:p>
      <text:p text:style-name="Standard">| <text:s text:c="5"/>9 | Crime and Punishment <text:s text:c="2"/>| Fyodor Dostoevsky <text:s text:c="2"/>| Philosophical | <text:s text:c="9"/>1867 | 13.99 |</text:p>
      <text:p text:style-name="Standard">| <text:s text:c="4"/>10 | War and Peace <text:s text:c="9"/>| Leo Tolstoy <text:s text:c="8"/>| Historical <text:s text:c="3"/>| <text:s text:c="9"/>1869 | 14.99 |</text:p>
      <text:p text:style-name="Standard">+--------+------------------------+---------------------+---------------+---------------+-------+</text:p>
      <text:p text:style-name="Standard">10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2:28:53.748204962</meta:creation-date>
    <dc:date>2024-08-28T12:29:10.927046204</dc:date>
    <meta:editing-duration>PT17S</meta:editing-duration>
    <meta:editing-cycles>1</meta:editing-cycles>
    <meta:document-statistic meta:table-count="0" meta:image-count="0" meta:object-count="0" meta:page-count="3" meta:paragraph-count="116" meta:word-count="780" meta:character-count="5442" meta:non-whitespace-character-count="3836"/>
    <meta:generator>LibreOffice/7.3.7.2$Linux_X86_64 LibreOffice_project/30$Build-2</meta:generator>
  </office:meta>
</office:document-meta>
</file>